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Based upon the lack of evidence connecting any one party with the satellite's loss of communication and subsequent crash, we can not determine precisely who caused it. <text:s/>We do not know who picked up the satellite after it fell in the straits between Taiwan and China. <text:s/>We also could not connect any one person to accessing the satellite.</text:p>
      <text:p text:style-name="Standard"><text:tab/>Although we have multiple people who could have the means and have motives for attacking the surveillance satellite, we can't connect specifically any of them. <text:s/>Although there were many suspicious events in this investigation, we do not know either the perpetrators of them, or how the suspicious people connect with either the satellite itself or Nethken.</text:p>
      <text:p text:style-name="Standard"><text:tab/>Because we do do not have enough information to lock on to one specific suspect, further action must be taken to relieve tension with China and find the perpetrators and missing satellite. <text:s/>We recommend informing the Chinese government of the exact nature of the incident, and trying to confirm if they have the satellite. <text:s/>If they do, requests should be made to run tests to determine how it lost communication and changed its trajectory to the Earth. <text:s/>If they don't, a joint effort must be conducted between the Chinese, Taiwanese, and United States forces to determine who has the satellite and get it 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ber </meta:initial-creator>
    <meta:creation-date>2012-07-28T07:34:12</meta:creation-date>
    <dc:date>2012-07-28T07:58:04</dc:date>
    <dc:creator>Cyber </dc:creator>
    <meta:editing-duration>PT00H08M31S</meta:editing-duration>
    <meta:editing-cycles>2</meta:editing-cycles>
    <meta:generator>OpenOffice.org/3.2$Linux OpenOffice.org_project/320m12$Build-9483</meta:generator>
    <meta:document-statistic meta:table-count="0" meta:image-count="0" meta:object-count="0" meta:page-count="1" meta:paragraph-count="3" meta:word-count="218" meta:character-count="1305"/>
  </office:meta>
</office:document-meta>
</file>